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4pt" fo:text-shadow="none" fo:font-weight="normal" style:font-size-asian="34pt" style:font-weight-asian="normal" style:font-size-complex="34pt" style:font-weight-complex="normal"/>
    </style:style>
    <style:style style:name="T6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7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8" style:family="text">
      <style:text-properties fo:color="#ffffff" style:font-name="Segoe UI1" fo:font-size="26pt" fo:text-shadow="1pt 1pt" style:font-size-asian="26pt" style:font-size-complex="2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848</text:span></text:p>
            <text:p text:style-name="P1"><text:span text:style-name="T2">“</text:span><text:span text:style-name="T2">Lord, Whose Love through Humble Servic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112cm" svg:x="1.27cm" svg:y="0.508cm">
          <draw:text-box>
            <text:p text:style-name="P1"><text:span text:style-name="T3"><text:s/></text:span><text:span text:style-name="T4"><text:s/></text:span><text:span text:style-name="T5">1. </text:span><text:span text:style-name="T6">Lord, whose love through humble service</text:span><text:span text:style-name="T4"><text:line-break/></text:span><text:span text:style-name="T4">Bore the weight of human need,</text:span><text:span text:style-name="T4"><text:line-break/></text:span><text:span text:style-name="T4">Who upon the cross, forsaken,</text:span><text:span text:style-name="T4"><text:line-break/></text:span><text:span text:style-name="T4">Offered mercy’s perfect de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4" draw:layer="layout" svg:width="25.654cm" svg:height="7.011cm" svg:x="1.27cm" svg:y="0.609cm">
          <draw:text-box>
            <text:p text:style-name="P1"><text:span text:style-name="T4">We, Your servants, bring the worship</text:span><text:span text:style-name="T4"><text:line-break/></text:span><text:span text:style-name="T4">Not of voice alone, but heart,</text:span><text:span text:style-name="T4"><text:line-break/></text:span><text:span text:style-name="T4">Consecrating to Your purpose</text:span><text:span text:style-name="T4"><text:line-break/></text:span><text:span text:style-name="T4">Ev’ry gift that You im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4" draw:layer="layout" svg:width="25.654cm" svg:height="7.366cm" svg:x="1.27cm" svg:y="0.508cm">
          <draw:text-box>
            <text:p text:style-name="P1"><text:span text:style-name="T7">2. </text:span><text:span text:style-name="T4">Still Your children wander homeless;</text:span><text:span text:style-name="T4"><text:line-break/></text:span><text:span text:style-name="T4">Still the hungry cry for bread;</text:span><text:span text:style-name="T4"><text:line-break/></text:span><text:span text:style-name="T4">Still the captives long for freedom;</text:span><text:span text:style-name="T4"><text:line-break/></text:span><text:span text:style-name="T4">Still in grief we mourn our d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4" draw:layer="layout" svg:width="25.654cm" svg:height="7.011cm" svg:x="1.27cm" svg:y="0.609cm">
          <draw:text-box>
            <text:p text:style-name="P1"><text:span text:style-name="T4">As, O Lord, Your deep compassion</text:span><text:span text:style-name="T4"><text:line-break/></text:span><text:span text:style-name="T4">Healed the sick and freed the soul,</text:span><text:span text:style-name="T4"><text:line-break/></text:span><text:span text:style-name="T4">Use the love Your Spirit kindles</text:span><text:span text:style-name="T4"><text:line-break/></text:span><text:span text:style-name="T4">Still to save and make us who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6" draw:text-style-name="P5" draw:layer="layout" svg:width="25.654cm" svg:height="8.133cm" svg:x="1.247cm" svg:y="0.507cm">
          <draw:text-box>
            <text:p text:style-name="P1"><text:span text:style-name="T7">3. </text:span><text:span text:style-name="T4">As we worship, grant us vision,</text:span><text:span text:style-name="T4"><text:line-break/></text:span><text:span text:style-name="T4">Till Your love’s revealing light</text:span><text:span text:style-name="T4"><text:line-break/></text:span><text:span text:style-name="T4">In its height and depth and greatness,</text:span><text:span text:style-name="T4"><text:line-break/></text:span><text:span text:style-name="T4">Dawns upon our quickened sigh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4" draw:layer="layout" svg:width="25.654cm" svg:height="7.011cm" svg:x="1.27cm" svg:y="0.508cm">
          <draw:text-box>
            <text:p text:style-name="P1"><text:span text:style-name="T4">Making known the needs and burdens</text:span><text:span text:style-name="T4"><text:line-break/></text:span><text:span text:style-name="T4">Your compassion bids us bear,</text:span><text:span text:style-name="T4"><text:line-break/></text:span><text:span text:style-name="T4">Stirring us to tireless striving,</text:span><text:span text:style-name="T4"><text:line-break/></text:span><text:span text:style-name="T4">Your abundant life to sh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6" draw:text-style-name="P4" draw:layer="layout" svg:width="25.654cm" svg:height="8.133cm" svg:x="1.27cm" svg:y="0.508cm">
          <draw:text-box>
            <text:p text:style-name="P1"><text:span text:style-name="T7">4. </text:span><text:span text:style-name="T4">Called by worship to Your service,</text:span><text:span text:style-name="T4"><text:line-break/></text:span><text:span text:style-name="T4">Forth in Your dear name we go,</text:span><text:span text:style-name="T4"><text:line-break/></text:span><text:span text:style-name="T4">To the child, the youth, the aged,</text:span><text:span text:style-name="T4"><text:line-break/></text:span><text:span text:style-name="T4">Love in living deeds to show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7" draw:text-style-name="P7" draw:layer="layout" svg:width="25.654cm" svg:height="14.43cm" svg:x="1.016cm" svg:y="0.556cm">
          <draw:text-box>
            <text:p text:style-name="P1"><text:span text:style-name="T4">Hope and health, goodwill and comfort,</text:span><text:span text:style-name="T4"><text:line-break/></text:span><text:span text:style-name="T4">Counsel, aid, and peace we give,</text:span><text:span text:style-name="T4"><text:line-break/></text:span><text:span text:style-name="T4">That Your servants, Lord, in freedom</text:span><text:span text:style-name="T4"><text:line-break/></text:span><text:span text:style-name="T4">May Your mercy know and live.</text:span></text:p>
            <text:p text:style-name="P6"><text:span text:style-name="T8"><text:line-break/></text:span><text:span text:style-name="T8"/></text:p>
            <text:p text:style-name="P6"><text:span text:style-name="T9">© Oxford University Press. </text:span></text:p>
            <text:p text:style-name="P6"><text:span text:style-name="T9">Used by permission:</text:span></text:p>
            <text:p text:style-name="P6"><text:span text:style-name="T9">LSB Hymn License .NET,</text:span></text:p>
            <text:p text:style-name="P6"><text:span text:style-name="T9"><text:s/></text:span><text:span text:style-name="T9">no. 100011038.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0:33:40.969000000</meta:creation-date>
    <dc:title>Hymn template</dc:title>
    <meta:editing-duration>PT11M52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2-23T13:18:59.474000000</dc:date>
    <meta:document-statistic meta:object-count="156"/>
    <meta:template xlink:type="simple" xlink:actuate="onRequest" xlink:title="Hymn template" xlink:href="../../../../../../../AppData/Roaming/LibreOffice/4/user/template/Worship%20Templsates/Hymn%20template.otp" meta:date="2015-09-19T10:33:40.891000000"/>
  </office:meta>
</office:document-meta>
</file>